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hampagne &amp; Limousines" svg:font-family="Champagne &amp; Limousines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Avenir-Book" svg:font-family="Avenir-Book" style:font-family-generic="swiss" svg:panose-1="0 0 0 0 0 0 0 0 0 0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Policepardéfaut" style:family="text">
      <style:text-properties fo:color="#FFFFFF" fo:font-size="16pt" style:font-size-asian="16pt" style:font-size-complex="16pt"/>
    </style:style>
    <style:style style:name="T3" style:parent-style-name="Policepardéfaut" style:family="text">
      <style:text-properties fo:color="#FFFFFF" fo:font-size="16pt" style:font-size-asian="16pt" style:font-size-complex="16pt"/>
    </style:style>
    <style:style style:name="T4" style:parent-style-name="Policepardéfaut" style:family="text">
      <style:text-properties fo:color="#FFFFFF" fo:font-size="16pt" style:font-size-asian="16pt" style:font-size-complex="16pt"/>
    </style:style>
    <style:style style:name="P5" style:parent-style-name="Sansinterligne" style:family="paragraph">
      <style:text-properties fo:text-transform="uppercase" fo:color="#FFFFFF"/>
    </style:style>
    <style:style style:name="P6" style:parent-style-name="Sansinterligne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7" style:parent-style-name="Policepardéfaut" style:family="text">
      <style:text-properties style:font-name="Champagne &amp; Limousines" style:font-name-asian="Times New Roman" style:font-name-complex="Times New Roman" fo:color="#595959" fo:font-size="54pt" style:font-size-asian="54pt" style:font-size-complex="54pt"/>
    </style:style>
    <style:style style:name="T8" style:parent-style-name="Policepardéfaut" style:family="text">
      <style:text-properties style:font-name="Champagne &amp; Limousines" style:font-name-asian="Times New Roman" style:font-name-complex="Times New Roman" fo:color="#595959" fo:font-size="54pt" style:font-size-asian="54pt" style:font-size-complex="54pt"/>
    </style:style>
    <style:style style:name="P9" style:parent-style-name="Sansinterligne" style:family="paragraph">
      <style:paragraph-properties fo:margin-top="0.1666in"/>
    </style:style>
    <style:style style:name="T10" style:parent-style-name="Policepardéfaut" style:family="text">
      <style:text-properties fo:text-transform="uppercase" fo:color="#242852" fo:font-size="18pt" style:font-size-asian="18pt" style:font-size-complex="18pt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paragraph-properties fo:text-align="center"/>
      <style:text-properties style:font-name="Champagne &amp; Limousines" fo:color="#7F8FA9" fo:font-size="48pt" style:font-size-asian="48pt" style:font-size-complex="48pt"/>
    </style:style>
    <style:style style:name="P13" style:parent-style-name="Normal" style:family="paragraph">
      <style:paragraph-properties fo:break-before="page"/>
      <style:text-properties style:font-name="Champagne &amp; Limousines" fo:color="#7F8FA9" fo:font-size="48pt" style:font-size-asian="48pt" style:font-size-complex="48pt"/>
    </style:style>
    <style:style style:name="P14" style:parent-style-name="Titre1" style:list-style-name="LFO1" style:family="paragraph"/>
    <style:style style:name="P15" style:parent-style-name="Normal" style:family="paragraph">
      <style:paragraph-properties fo:break-before="page"/>
    </style:style>
    <style:style style:name="P16" style:parent-style-name="Titre1" style:list-style-name="LFO1" style:family="paragraph"/>
    <style:style style:name="P17" style:parent-style-name="Titre2" style:list-style-name="LFO2" style:family="paragraph"/>
    <style:style style:name="P18" style:parent-style-name="Titre2" style:list-style-name="LFO2" style:family="paragraph"/>
    <style:style style:name="P19" style:parent-style-name="Normal" style:family="paragraph">
      <style:paragraph-properties fo:break-before="page"/>
    </style:style>
    <style:style style:name="P20" style:parent-style-name="Titre1" style:list-style-name="LFO1" style:family="paragraph"/>
    <style:style style:name="P21" style:parent-style-name="Normal" style:family="paragraph">
      <style:paragraph-properties fo:break-before="page"/>
      <style:text-properties style:font-name="Avenir-Book" style:font-name-complex="Avenir-Book" fo:color="#575553" fo:font-size="25pt" style:font-size-asian="25pt" style:font-size-complex="25pt"/>
    </style:style>
    <style:style style:name="P22" style:parent-style-name="Titre1" style:list-style-name="LFO1" style:family="paragraph"/>
    <style:style style:name="P23" style:parent-style-name="Normal" style:family="paragraph">
      <style:paragraph-properties fo:break-before="page"/>
    </style:style>
    <style:style style:name="P24" style:parent-style-name="Titre1" style:list-style-name="LFO1" style:family="paragraph"/>
    <style:style style:name="P25" style:parent-style-name="Normal" style:family="paragraph">
      <style:paragraph-properties fo:break-before="page"/>
    </style:style>
    <style:style style:name="P26" style:parent-style-name="Titre1" style:list-style-name="LFO1" style:family="paragraph"/>
    <style:style style:name="P27" style:parent-style-name="Normal" style:family="paragraph">
      <style:paragraph-properties fo:break-before="page"/>
    </style:style>
    <style:style style:name="P28" style:parent-style-name="Titre1" style:list-style-name="LFO1" style:family="paragraph"/>
    <style:style style:family="graphic" style:name="a0">
      <style:graphic-properties draw:fill="solid" draw:fill-color="#4a66ac" draw:opacity="100%" draw:stroke="none"/>
    </style:style>
    <style:style style:family="graphic" style:name="a1">
      <style:graphic-properties fo:wrap-option="wrap" fo:padding-top="0.2in" fo:padding-bottom="0.5in" fo:padding-left="0.5in" fo:padding-right="0.5in" draw:textarea-vertical-align="bottom" draw:textarea-horizontal-align="left" draw:fill="solid" draw:fill-color="#629dd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e 119" draw:id="id3" draw:style-name="a3" text:anchor-type="paragraph"><svg:title/><svg:desc/><draw:custom-shape svg:x="0in" svg:y="8in" svg:width="7.5in" svg:height="0.15659in" draw:id="id0" draw:style-name="a0" draw:name="Rectangle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1" draw:style-name="a1" draw:name="Rectangle 121"><svg:title/><svg:desc/><text:p text:style-name="Sansinterligne"><text:span text:style-name="T2">GROUPE 22 : MARINTHE Jérôme- NDIAYE Abdou Lahat- SOUMBOU Fi</text:span><text:span text:style-name="T3">koul-Françoise - THIAM Moha</text:span><text:span text:style-name="T4">mmad – YACINTEPE Ersagun</text:span></text:p><text:p text:style-name="P5"/><draw:enhanced-geometry draw:type="non-primitive" svg:viewBox="0 0 21600 21600" draw:enhanced-path="M 0 0 L 21600 0 21600 21600 0 21600 Z N"/></draw:custom-shape><draw:frame draw:id="id2" draw:style-name="a2" draw:name="Zone de texte 122" svg:x="0in" svg:y="0in" svg:width="7.5in" svg:height="8in" style:rel-width="scale" style:rel-height="scale"><draw:text-box><text:p text:style-name="P6"><text:span text:style-name="T7">Analyseur<text:s/></text:span><text:span text:style-name="T8">syntaxique</text:span></text:p><text:p text:style-name="P9"><text:span text:style-name="T10">Rapport Projet Compilation 2014-2015</text:span></text:p></draw:text-box><svg:title/><svg:desc/></draw:frame></draw:g></text:p>
      <text:p text:style-name="P11"/>
      <text:soft-page-break/>
      <text:p text:style-name="P12">SOMMAIRE</text:p>
      <text:p text:style-name="P13"/>
      <text:soft-page-break/>
      <text:list text:style-name="LFO1" text:continue-numbering="true">
        <text:list-item>
          <text:p text:style-name="P14">Introduction</text:p>
        </text:list-item>
      </text:list>
      <text:p text:style-name="P15"/>
      <text:p text:style-name="Normal"/>
      <text:list text:style-name="LFO1" text:continue-numbering="true">
        <text:list-item>
          <text:p text:style-name="P16">Grammaire.</text:p>
        </text:list-item>
      </text:list>
      <text:p text:style-name="Normal"/>
      <text:list text:style-name="LFO2" text:continue-numbering="true">
        <text:list-item>
          <text:p text:style-name="P17">Analyseur Lexical.</text:p>
        </text:list-item>
      </text:list>
      <text:list text:style-name="LFO2" text:continue-numbering="true">
        <text:list-item>
          <text:p text:style-name="P18">Analyseur Syntaxique.</text:p>
        </text:list-item>
      </text:list>
      <text:p text:style-name="P19"/>
      <text:soft-page-break/>
      <text:list text:style-name="LFO1" text:continue-numbering="true">
        <text:list-item>
          <text:p text:style-name="P20">Table des Symboles.</text:p>
        </text:list-item>
      </text:list>
      <text:p text:style-name="P21"/>
      <text:soft-page-break/>
      <text:list text:style-name="LFO1" text:continue-numbering="true">
        <text:list-item>
          <text:p text:style-name="P22">Abstract Syntax Tree.</text:p>
        </text:list-item>
      </text:list>
      <text:p text:style-name="P23"/>
      <text:soft-page-break/>
      <text:list text:style-name="LFO1" text:continue-numbering="true">
        <text:list-item>
          <text:p text:style-name="P24">Génération de Code<text:s/>et résultats.</text:p>
        </text:list-item>
      </text:list>
      <text:p text:style-name="P25"/>
      <text:soft-page-break/>
      <text:list text:style-name="LFO1" text:continue-numbering="true">
        <text:list-item>
          <text:p text:style-name="P26">Conclusion.</text:p>
        </text:list-item>
      </text:list>
      <text:p text:style-name="P27"/>
      <text:soft-page-break/>
      <text:list text:style-name="LFO1" text:continue-numbering="true">
        <text:list-item>
          <text:p text:style-name="P28">Annex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hampagne &amp; Limousines" svg:font-family="Champagne &amp; Limousines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Avenir-Book" svg:font-family="Avenir-Book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629DD1" fo:border-right="none" fo:padding-top="0in" fo:padding-left="0in" fo:padding-bottom="0.0277in" fo:padding-right="0in" style:shadow="none" fo:margin-top="0.25in" fo:margin-bottom="0.0833in" fo:line-height="100%"/>
      <style:text-properties style:font-name="Champagne &amp; Limousines" style:font-name-asian="Times New Roman" style:font-name-complex="Times New Roman" fo:color="#262626" fo:font-size="36pt" style:font-size-asian="36pt" style:font-size-complex="20pt" fo:hyphenate="tru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hampagne &amp; Limousines" style:font-name-asian="Times New Roman" style:font-name-complex="Times New Roman" fo:color="#629DD1" fo:font-size="26pt" style:font-size-asian="26pt" style:font-size-complex="18pt" fo:hyphenate="tru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3476B1" fo:font-size="16pt" style:font-size-asian="16pt" style:font-size-complex="16pt" fo:hyphenate="tru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234F77" fo:font-size="14pt" style:font-size-asian="14pt" style:font-size-complex="14pt" fo:hyphenate="tru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3476B1" fo:font-size="12pt" style:font-size-asian="12pt" style:font-size-complex="12pt" fo:hyphenate="tru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234F77" fo:font-size="12pt" style:font-size-asian="12pt" style:font-size-complex="12pt" fo:hyphenate="tru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weight="bold" style:font-weight-asian="bold" style:font-weight-complex="bold" fo:color="#234F77" fo:font-size="11pt" style:font-size-asian="11pt" style:font-size-complex="11pt" fo:hyphenate="tru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234F77" fo:font-size="11pt" style:font-size-asian="11pt" style:font-size-complex="11pt" fo:hyphenate="tru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font-style="italic" style:font-style-asian="italic" style:font-style-complex="italic" fo:color="#234F77" fo:font-size="11pt" style:font-size-asian="11pt" style:font-size-complex="11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SansinterligneCar" style:display-name="Sans interligne Car" style:family="text" style:parent-style-name="Policepardéfau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color="#262626" fo:font-size="48pt" style:font-size-asian="48pt" style:font-size-complex="48pt" fo:hyphenate="tru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262626" fo:font-size="48pt" style:font-size-asian="48pt" style:font-size-complex="48pt"/>
    </style:style>
    <style:style style:name="Titre1Car" style:display-name="Titre 1 Car" style:family="text" style:parent-style-name="Policepardéfaut">
      <style:text-properties style:font-name="Champagne &amp; Limousines" style:font-name-asian="Times New Roman" style:font-name-complex="Times New Roman" fo:color="#262626" fo:font-size="36pt" style:font-size-asian="36pt" style:font-size-complex="20pt"/>
    </style:style>
    <style:style style:name="Titre2Car" style:display-name="Titre 2 Car" style:family="text" style:parent-style-name="Policepardéfaut">
      <style:text-properties style:font-name="Champagne &amp; Limousines" style:font-name-asian="Times New Roman" style:font-name-complex="Times New Roman" fo:color="#629DD1" fo:font-size="26pt" style:font-size-asian="26pt" style:font-size-complex="1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3476B1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34F77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3476B1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34F77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color="#234F77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34F77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34F77" fo:font-size="11pt" style:font-size-asian="11pt" style:font-size-complex="11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tru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true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libri Light" style:font-name-asian="Times New Roman" style:font-name-complex="Times New Roman" fo:color="#000000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629DD1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libri Light" style:font-name-asian="Times New Roman" style:font-name-complex="Times New Roman" fo:font-size="12pt" style:font-size-asian="12pt" style:font-size-complex="12pt" fo:hyphenate="tru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595959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629DD1"/>
    </style:style>
    <style:style style:name="Référencepâle" style:display-name="Référence pâl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En-têtedetabledesmatières" style:display-name="En-tête de table des matières" style:family="paragraph" style:parent-style-name="Titre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hampagne &amp; Limousines" style:font-name-asian="Times New Roman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a66ac" draw:opacity="100%" draw:stroke="solid" svg:stroke-width="0.01389in" svg:stroke-color="#34497d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nalyseur syntaxique</dc:title>
    <dc:description/>
    <dc:subject>Rapport Projet Compilation 2014-2015</dc:subject>
    <meta:initial-creator>GROUPE 22 : MARINTHE Jérôme- NDIAYE Abdou Lahat- SOUMBOU Fikoul-Françoise - THIAM Mohammad – YACINTEPE Ersagun</meta:initial-creator>
    <dc:creator>Fikoul-Françoise Soumbou</dc:creator>
    <meta:creation-date>2015-04-13T07:34:00Z</meta:creation-date>
    <dc:date>2015-04-24T09:55:00Z</dc:date>
    <meta:template xlink:href="Normal.dotm" xlink:type="simple"/>
    <meta:editing-cycles>3</meta:editing-cycles>
    <meta:editing-duration>PT2220S</meta:editing-duration>
    <meta:document-statistic meta:page-count="9" meta:paragraph-count="1" meta:word-count="29" meta:character-count="191" meta:row-count="1" meta:non-whitespace-character-count="163"/>
  </office:meta>
</office:document-meta>
</file>